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micSansMS" svg:font-family="ComicSansMS" style:font-family-generic="script"/>
    <style:font-face style:name="ComicSansMS-Bold" svg:font-family="ComicSansMS-Bold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mic Sans MS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Comic Sans MS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font-name="Comic Sans MS" fo:font-size="10pt" style:font-size-asian="10pt" style:font-size-complex="10pt"/>
    </style:style>
    <style:style style:name="P4" style:family="paragraph" style:parent-style-name="Standard">
      <style:paragraph-properties style:text-autospace="none"/>
      <style:text-properties style:font-name="Comic Sans MS" fo:font-size="10pt" style:font-name-asian="ComicSansMS" style:font-size-asian="10pt" style:font-name-complex="ComicSansMS" style:font-size-complex="10pt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Comic Sans MS" fo:font-size="10pt" style:font-name-asian="ComicSansMS" style:font-size-asian="10pt" style:font-name-complex="ComicSansMS" style:font-size-complex="10pt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Comic Sans MS" fo:font-size="10pt" style:font-name-asian="ComicSansMS" style:font-size-asian="10pt" style:font-name-complex="ComicSansMS" style:font-size-complex="10pt"/>
    </style:style>
    <style:style style:name="P7" style:family="paragraph" style:parent-style-name="Standard">
      <style:paragraph-properties style:text-autospace="none"/>
      <style:text-properties fo:color="#000000" style:font-name="Comic Sans MS" fo:font-size="10pt" style:font-name-asian="ComicSansMS" style:font-size-asian="10pt" style:font-name-complex="ComicSansMS" style:font-size-complex="10pt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Comic Sans MS" fo:font-size="10pt" style:font-name-asian="ComicSansMS-Bold" style:font-size-asian="10pt" style:font-name-complex="ComicSansMS-Bold" style:font-size-complex="10pt"/>
    </style:style>
    <style:style style:name="P9" style:family="paragraph" style:parent-style-name="Standard">
      <style:paragraph-properties style:text-autospace="none"/>
      <style:text-properties fo:color="#00b1f1" style:font-name="Comic Sans MS" fo:font-size="11pt" fo:font-weight="bold" style:font-name-asian="ComicSansMS-Bold" style:font-size-asian="11pt" style:font-weight-asian="bold" style:font-name-complex="ComicSansMS-Bold" style:font-size-complex="11pt" style:font-weight-complex="bold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b1f1" style:font-name="Comic Sans MS" fo:font-size="11pt" fo:font-weight="bold" style:font-name-asian="ComicSansMS-Bold" style:font-size-asian="11pt" style:font-weight-asian="bold" style:font-name-complex="ComicSansMS-Bold" style:font-size-complex="11pt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b1f1" style:font-name="Comic Sans MS" fo:font-size="11pt" style:text-underline-style="solid" style:text-underline-width="auto" style:text-underline-color="font-color" fo:font-weight="bold" style:font-name-asian="ComicSansMS-Bold" style:font-size-asian="11pt" style:font-weight-asian="bold" style:font-name-complex="ComicSansMS-Bold" style:font-size-complex="11pt" style:font-weight-complex="bold"/>
    </style:style>
    <style:style style:name="P12" style:family="paragraph" style:parent-style-name="Standard">
      <style:paragraph-properties style:text-autospace="none"/>
      <style:text-properties fo:color="#23b8dc" style:font-name="Comic Sans MS" fo:font-size="11pt" style:text-underline-style="solid" style:text-underline-width="auto" style:text-underline-color="font-color" fo:font-weight="bold" style:font-name-asian="ComicSansMS-Bold" style:font-size-asian="11pt" style:font-weight-asian="bold" style:font-name-complex="ComicSansMS-Bold" style:font-size-complex="11pt" style:font-weight-complex="bold"/>
    </style:style>
    <style:style style:name="P13" style:family="paragraph" style:parent-style-name="Standard">
      <style:text-properties fo:color="#23b8dc" style:font-name="Comic Sans MS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4" style:family="paragraph" style:parent-style-name="Standard">
      <style:text-properties style:font-name="Comic Sans MS" fo:font-size="10pt" style:font-size-asian="10pt" style:font-size-complex="10pt"/>
    </style:style>
    <style:style style:name="P15" style:family="paragraph" style:parent-style-name="Standard">
      <style:text-properties style:font-name="Comic Sans MS" fo:font-size="10pt" officeooo:rsid="0005a513" officeooo:paragraph-rsid="0005a513" style:font-size-asian="10pt" style:font-size-complex="10pt"/>
    </style:style>
    <style:style style:name="P16" style:family="paragraph" style:parent-style-name="Standard">
      <style:paragraph-properties style:text-autospace="none"/>
      <style:text-properties style:font-name="Comic Sans MS" fo:font-size="10pt" style:font-name-asian="ComicSansMS" style:font-size-asian="10pt" style:font-name-complex="ComicSansMS" style:font-size-complex="10pt"/>
    </style:style>
    <style:style style:name="T1" style:family="text">
      <style:text-properties style:font-name-asian="ComicSansMS" style:font-name-complex="ComicSansMS"/>
    </style:style>
    <style:style style:name="T2" style:family="text">
      <style:text-properties fo:font-size="11pt" style:font-name-asian="ComicSansMS" style:font-size-asian="11pt" style:font-name-complex="ComicSansMS" style:font-size-complex="11pt"/>
    </style:style>
    <style:style style:name="T3" style:family="text">
      <style:text-properties fo:color="#23b8dc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4" style:family="text">
      <style:text-properties fo:color="#23b8dc"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éo DENOIX</text:p>
      <text:p text:style-name="P2">3 place de la fraternité</text:p>
      <text:p text:style-name="P2">12100 Millau</text:p>
      <text:p text:style-name="P3">22 ans, né le 06/07/1992</text:p>
      <text:p text:style-name="P3">denoix.theo@gmail.com</text:p>
      <text:p text:style-name="P3">Tel : 06 15 70 02 89</text:p>
      <text:p text:style-name="P3"/>
      <text:p text:style-name="P3"/>
      <text:p text:style-name="P3"><text:tab/><text:span text:style-name="T3">FORMATION</text:span></text:p>
      <text:p text:style-name="P13"/>
      <text:p text:style-name="P15">2014/2015<text:tab/><text:tab/>Première année d'études au CNAM Toulouse, formation d'Analyste <text:tab/><text:tab/><text:tab/><text:tab/><text:tab/>Programmeur spécialité Web</text:p>
      <text:p text:style-name="P3"/>
      <text:p text:style-name="P3">2011/2012<text:tab/><text:tab/><text:span text:style-name="T1">Première année d’études à l’IUT GMP (dans les domaines de la mécanique</text:span></text:p>
      <text:p text:style-name="P4"><text:tab/><text:tab/><text:tab/>et de la production en série). Située à Lille (59)</text:p>
      <text:p text:style-name="P4"/>
      <text:p text:style-name="P4">2010/2011<text:tab/><text:tab/>Première année d’étude à l’Istia (école d’ingénieurs dans les domaines de</text:p>
      <text:p text:style-name="P5"><text:tab/><text:tab/><text:tab/>l’informatique et de la robotique). Située à Angers (49)</text:p>
      <text:p text:style-name="P5"/>
      <text:p text:style-name="P4">2010 <text:tab/><text:tab/><text:tab/>Baccalauréat scientifique. Millau (12)</text:p>
      <text:p text:style-name="P4"/>
      <text:p text:style-name="P4"/>
      <text:p text:style-name="P9"><text:span text:style-name="T1"><text:tab/></text:span><text:span text:style-name="T5">EXPERIENCE PROFE</text:span><text:span text:style-name="T4">SSIONNELLE</text:span></text:p>
      <text:p text:style-name="P12"/>
      <text:p text:style-name="P6">Ete 2013<text:tab/><text:tab/>Employé de la Biocoop de Millau (mise en rayon, réception des colis,</text:p>
      <text:p text:style-name="P6">Et hiver 2013/2014<text:tab/>vente). Millau (12)</text:p>
      <text:p text:style-name="P6"/>
      <text:p text:style-name="P6">Etés 2010 et 2009 <text:tab/>Travail dans un établissement de chambres et table d’hôtes.</text:p>
      <text:p text:style-name="P6"><text:tab/><text:tab/><text:tab/>(plonge, cuisine, ménage, petits bricolages). Le Viala du Dourdou (12)</text:p>
      <text:p text:style-name="P6"/>
      <text:p text:style-name="P6">2008, 2009 et 2010 <text:tab/>Bénévole à la MJC pour gérer la sécurité du carnaval 2010. Millau (12).</text:p>
      <text:p text:style-name="P6"/>
      <text:p text:style-name="P6">Eté 2008 <text:tab/><text:tab/>Animateur dans un camp de vacances (animation, plonge, cuisine).</text:p>
      <text:p text:style-name="P6"><text:tab/><text:tab/><text:tab/>Le Cun du Larzac (12)</text:p>
      <text:p text:style-name="P6"/>
      <text:p text:style-name="P6"/>
      <text:p text:style-name="P10"><text:tab/><text:span text:style-name="T5">COMPETENCES PARTICULIERES</text:span></text:p>
      <text:p text:style-name="P11"/>
      <text:p text:style-name="P6">INFORMATIQUE : <text:tab/>Bonne maîtrise des outils informatiques (Word, Excel, ..)</text:p>
      <text:p text:style-name="P6"/>
      <text:p text:style-name="P6">ANGLAIS :<text:tab/><text:tab/>Niveau correct.</text:p>
      <text:p text:style-name="P6"/>
      <text:p text:style-name="P6">ESPAGNOL :<text:tab/><text:tab/>Niveau correct</text:p>
      <text:p text:style-name="P6"/>
      <text:p text:style-name="P6">PERMIS :<text:tab/><text:tab/>B poids légers</text:p>
      <text:p text:style-name="P6"/>
      <text:p text:style-name="P6"/>
      <text:p text:style-name="P10"><text:tab/><text:span text:style-name="T5">ACTIVITES ANNEXES ET CENTRE D’INTERETS</text:span></text:p>
      <text:p text:style-name="P8"><text:span text:style-name="T2">Sportifs :<text:tab/><text:tab/></text:span><text:span text:style-name="T1">Equitation, footings</text:span></text:p>
      <text:p text:style-name="P8"><text:span text:style-name="T2">Artistiques :<text:tab/><text:tab/></text:span><text:span text:style-name="T1">Théatre, lecture</text:span></text:p>
      <text:p text:style-name="P7">2009/2011<text:tab/><text:tab/>Président du club de Jeu de Rôle de la MJC de Milla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micSansMS" svg:font-family="ComicSansMS" style:font-family-generic="script"/>
    <style:font-face style:name="ComicSansMS-Bold" svg:font-family="ComicSansMS-Bold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7T19:10:35.265000000</meta:creation-date>
    <meta:editing-duration>PT21M14S</meta:editing-duration>
    <meta:editing-cycles>2</meta:editing-cycles>
    <meta:generator>LibreOffice/4.3.5.2$Windows_x86 LibreOffice_project/3a87456aaa6a95c63eea1c1b3201acedf0751bd5</meta:generator>
    <dc:date>2015-01-27T19:31:47.671000000</dc:date>
    <meta:document-statistic meta:table-count="0" meta:image-count="0" meta:object-count="0" meta:page-count="1" meta:paragraph-count="30" meta:word-count="213" meta:character-count="1374" meta:non-whitespace-character-count="1152"/>
  </office:meta>
</office:document-meta>
</file>